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Normal" style:family="paragraph">
      <style:paragraph-properties fo:text-align="center"/>
      <style:text-properties fo:font-weight="bold" style:font-weight-asian="bold" fo:font-size="18pt" style:font-size-asian="18pt" style:font-size-complex="18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fo:font-style="italic" style:font-style-asian="italic" fo:font-size="12pt" style:font-size-asian="12pt" style:font-size-complex="12pt"/>
    </style:style>
    <style:style style:name="T7" style:parent-style-name="DefaultParagraphFont" style:family="text">
      <style:text-properties fo:font-weight="bold" style:font-weight-asian="bold" fo:font-style="italic" style:font-style-asian="italic" style:text-position="super 66.6%" fo:font-size="12pt" style:font-size-asian="12pt" style:font-size-complex="12pt"/>
    </style:style>
    <style:style style:name="P8" style:parent-style-name="Normal" style:family="paragraph">
      <style:paragraph-properties fo:text-align="center"/>
      <style:text-properties fo:font-weight="bold" style:font-weight-asian="bold" fo:font-style="italic" style:font-style-asian="italic" style:text-position="super 66.6%"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tyle="italic" style:font-style-asian="italic" fo:font-size="12pt" style:font-size-asian="12pt" style:font-size-complex="12pt"/>
    </style:style>
    <style:style style:name="T11" style:parent-style-name="DefaultParagraphFont" style:family="text">
      <style:text-properties fo:font-style="italic" style:font-style-asian="italic" style:text-position="super 66.6%" fo:font-size="12pt" style:font-size-asian="12pt" style:font-size-complex="12pt"/>
    </style:style>
    <style:style style:name="T12" style:parent-style-name="DefaultParagraphFont" style:family="text">
      <style:text-properties style:text-position="super 66.6%"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tyle="italic" style:font-style-asian="italic" fo:font-size="12pt" style:font-size-asian="12pt" style:font-size-complex="12pt"/>
    </style:style>
    <style:style style:name="T15" style:parent-style-name="DefaultParagraphFont" style:family="text">
      <style:text-properties fo:font-style="italic" style:font-style-asian="italic" style:text-position="super 66.6%"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tyle="italic" style:font-style-asian="italic"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family="paragraph">
      <style:text-properties fo:font-style="italic" style:font-style-asian="italic"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tyle="italic" style:font-style-asian="italic"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tyle="italic" style:font-style-asian="italic"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tyle="italic" style:font-style-asian="italic" fo:font-size="12pt" style:font-size-asian="12pt" style:font-size-complex="12pt"/>
    </style:style>
    <style:style style:name="P31" style:parent-style-name="Normal" style:family="paragraph">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office:automatic-styles>
  <office:body>
    <office:text text:use-soft-page-breaks="true">
      <text:p text:style-name="P1">Reasons of limited accuracy of digital representation of floating point numbers</text:p>
      <text:p text:style-name="P2"/>
      <text:p text:style-name="P3">The computer processor has a built-in support for integers (int) and real (float) numbers. Real ones<text:s/>can be written as a decimal fraction so as two integers. Real numbers (float) are stored as three numbers:</text:p>
      <text:p text:style-name="P4"/>
      <text:p text:style-name="P5"><text:span text:style-name="T6">float = mantissa * base<text:s/></text:span><text:span text:style-name="T7">exponent</text:span></text:p>
      <text:p text:style-name="P8"/>
      <text:p text:style-name="Normal"><text:span text:style-name="T9">However, not all numbers can be written in that way. A range of floating point numbers is from<text:s/></text:span><text:span text:style-name="T10">1.17549 * 10</text:span><text:span text:style-name="T11">-38</text:span><text:span text:style-name="T12"><text:s/></text:span><text:span text:style-name="T13">to<text:s/></text:span><text:span text:style-name="T14">3.40282 * 10</text:span><text:span text:style-name="T15">38</text:span><text:span text:style-name="T16">.<text:s/></text:span><text:span text:style-name="T17">These numbers come from the<text:s/></text:span><text:span text:style-name="T18">IEEE-754</text:span><text:span text:style-name="T19"><text:s/>standard, which defines the standard representation of floating point numbers.</text:span><text:span text:style-name="T20"><text:s/></text:span><text:span text:style-name="T21">A consequence is that, in general, the decimal floating-point numbers you enter are only approximated by the binary floating-point numbers actually stored in the machine. The problem is easier to understand at first in base 10. Consider the</text:span><text:span text:style-name="T22"><text:s/>fraction 1/3. You can approximate that as a base 10 fraction:</text:span></text:p>
      <text:p text:style-name="P23">0.3</text:p>
      <text:p text:style-name="P24">or, better,</text:p>
      <text:p text:style-name="P25">0.33</text:p>
      <text:p text:style-name="P26">or, better,</text:p>
      <text:p text:style-name="P27">0.333</text:p>
      <text:p text:style-name="P28">and so on. No matter how many digits you’re willing to write down, the result will never be exactly 1/3, but will be an increasingly better approximation<text:s/>of 1/3. In the same way, no matter how many base 2 digits you’re willing to use, the decimal value 0.1 cannot be represented exactly as a base 2 fraction. In base 2, 1/10 is the infinitely repeating fraction</text:p>
      <text:p text:style-name="P29"/>
      <text:p text:style-name="P30">0.0001100110011001100110011001100110011001100110011...</text:p>
      <text:p text:style-name="P31"/>
      <text:p text:style-name="Normal"><text:span text:style-name="T32">Stop at any finite number of bits, and you get an approximation. For most calculations such inaccuracy does not bother you. For instance, when we count the field of the circle is enough for us that PI is 3.14. However, you should always remember t</text:span><text:span text:style-name="T33">hat in further places there may be (unexpectedly) digits different from zero, which are involved in all mathematical operations. The more mathematical activities, the bigger divergence from the real result may b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 242363</meta:initial-creator>
    <dc:creator>Student 242363</dc:creator>
    <meta:creation-date>2018-01-15T16:58:00Z</meta:creation-date>
    <dc:date>2018-01-16T00:51:00Z</dc:date>
    <meta:template xlink:href="Normal" xlink:type="simple"/>
    <meta:editing-cycles>12</meta:editing-cycles>
    <meta:editing-duration>PT4140S</meta:editing-duration>
    <meta:document-statistic meta:page-count="1" meta:paragraph-count="3" meta:word-count="267" meta:character-count="1789" meta:row-count="12" meta:non-whitespace-character-count="1525"/>
  </office:meta>
</office:document-meta>
</file>